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opedProxyTestBean.isInitCa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ProxyTestBean.foo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ProxyTestBean.asyncFoo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